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egoe UI1" svg:font-family="'Segoe UI'" style:font-family-generic="swiss"/>
    <style:font-face style:name="Arial, sans-serif" svg:font-family="'Arial, sans-serif'"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style:font-name-asian="Times New Roman1"/>
    </style:style>
    <style:style style:name="P2" style:family="paragraph" style:parent-style-name="Text_20_body">
      <style:text-properties style:text-position="super 58%" style:font-name-asian="Times New Roman1"/>
    </style:style>
    <style:style style:name="P3" style:family="paragraph" style:parent-style-name="Text_20_body" style:master-page-name="Standard">
      <style:paragraph-properties style:page-number="auto"/>
    </style:style>
    <style:style style:name="T1" style:family="text">
      <style:text-properties fo:font-style="italic" style:font-style-asian="italic"/>
    </style:style>
    <style:style style:name="T2" style:family="text">
      <style:text-properties fo:font-style="italic" style:font-name-asian="Times New Roman1" style:font-style-asian="italic" style:font-style-complex="italic"/>
    </style:style>
    <style:style style:name="T3" style:family="text">
      <style:text-properties style:font-name-asian="Times New Roman1"/>
    </style:style>
    <style:style style:name="T4" style:family="text">
      <style:text-properties fo:color="#333333" style:font-name="Verdana"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pyeditor : Daniela del Pesco. <text:bookmark text:name="_GoBack"/></text:p>
      <text:p text:style-name="Text_20_body">Copyeditor : Mathilde Nicolas. <text:s/></text:p>
      <text:p text:style-name="Text_20_body">Creator: Fréart de Chantelou Paul (1609-1694).</text:p>
      <text:p text:style-name="Text_20_body">Title: Mémoire du traitement fait par la Maison du Roi à Monsieur le Cardinal Chigi.</text:p>
      <text:p text:style-name="Text_20_body">Date: 1664. </text:p>
      <text:p text:style-name="Text_20_body">Bibl: Paul Fréart de Chantelou, <text:span text:style-name="T1">Mémoire du traitement fait par la Maison du Roi à Monsieur le Cardinal Chigi</text:span>, 1664, <text:s/><office:annotation office:name="__Annotation__20_1238271363"><dc:creator>Windows User</dc:creator><dc:date>2020-04-25T14:40:00.18</dc:date><textooo:sender-initials>WU</textooo:sender-initials><text:p>Le lien est-il bien mis ?</text:p></office:annotation><text:a xlink:type="simple" xlink:href="https://journals-openedition-org.distant.bu.univ-rennes2.fr/mefrim/629" text:style-name="Internet_20_link" text:visited-style-name="Visited_20_Internet_20_Link">https://journals-openedition-org.distant.bu.univ-rennes2.fr/mefrim/629</text:a><office:annotation-end office:name="__Annotation__20_1238271363"/>.</text:p>
      <text:p text:style-name="P1"/>
      <text:p text:style-name="P1"/>
      <text:p text:style-name="Text_20_body"><text:span text:style-name="_3c_pb_3e_">[f.23]</text:span><text:span text:style-name="T3"> </text:span><text:span text:style-name="_3c_date_3e_">Le xxbm.e [28] </text:span><text:span text:style-name="_3c_persName_3e_">S.E</text:span>., après avoir entendu la messe, estant sur le point de se mettre à table, <text:span text:style-name="_3c_persName_3e_">M. de Montausier</text:span> arriva pour régler avec Elle ce que se feroit à son arrivée à <text:span text:style-name="_3c_placeName_3e_">Fontainebleau</text:span>.<text:span text:style-name="T3"> […] L’on vint dire à mesme temps aux </text:span><text:span text:style-name="_3c_persName_3e_">seigneurs Italiens</text:span><text:span text:style-name="T3"> qu’il y avoit dix huit ou vingt places pour eux à </text:span><text:span text:style-name="_3c_tech_3e_">la comédie</text:span><text:span text:style-name="T3"> ; de sorte que les tables ne se tinrent qu’après qu’elle fut finie. Cependant </text:span><text:span text:style-name="_3c_persName_3e_">M. Bonacorsj</text:span><text:span text:style-name="T3"> [le maggiordomo] dit au </text:span><text:span text:style-name="_3c_persName_3e_">s.r de Chantelou</text:span><text:span text:style-name="T3"> que </text:span><text:span text:style-name="_3c_persName_3e_">S.E.</text:span><text:span text:style-name="T3"> le prioit qu’il n’eust que sa table qui se tint dans son appartement. Après </text:span><text:span text:style-name="_3c_tech_3e_">la comédie</text:span><text:span text:style-name="T3"> tous </text:span><text:span text:style-name="_3c_persName_3e_">les prélats et seigneurs</text:span><text:span text:style-name="T3"> mangèrent ensemble à </text:span><text:span text:style-name="_3c_placeName_3e_">l’hostel d’Albret</text:span><text:span text:style-name="T3">.</text:span></text:p>
      <text:p text:style-name="P2"/>
      <text:p text:style-name="Text_20_body"><text:span text:style-name="_3c_pb_3e_">[f.25]</text:span><text:span text:style-name="T3"> </text:span><text:span text:style-name="_3c_date_3e_">Le xxx.e [30]</text:span>, <text:span text:style-name="T3">[…] </text:span><text:span text:style-name="_3c_persName_3e_">S.E.</text:span><text:span text:style-name="T3"> ayant quitté son habit de chasse fut à </text:span><text:span text:style-name="_3c_tech_3e_">la comédie</text:span><text:span text:style-name="T3"> du Prince d’Ithaque qui fût la mesme qui fût jouée aux festes de Versailles. </text:span><text:span text:style-name="_3c_persName_3e_">Le roy</text:span><text:span text:style-name="T3"> et </text:span><text:span text:style-name="_3c_persName_3e_">les reynes</text:span><text:span text:style-name="T3"> s’y estoyent placez à l’ordinaire, et </text:span><text:span text:style-name="_3c_persName_3e_">M. le légat</text:span><text:span text:style-name="T3"> estoit à la droite de </text:span><text:span text:style-name="_3c_persName_3e_">la reyne Mère</text:span><text:span text:style-name="T3"> à demi tourné du costé de </text:span><text:span text:style-name="_3c_persName_3e_">Sa Majesté</text:span><text:span text:style-name="T3">, et commençant la file des </text:span><text:span text:style-name="_3c_persName_3e_">Princesses</text:span><text:span text:style-name="T3">. Après </text:span><text:span text:style-name="_3c_persName_3e_">S.E.</text:span><text:span text:style-name="T3"> estoit </text:span><text:span text:style-name="_3c_persName_3e_">la Princesse de Bade</text:span><text:span text:style-name="T3">, pour [puis] </text:span><text:span text:style-name="_3c_persName_3e_">Monsieur</text:span><text:span text:style-name="T3"> il estoit sans rang dans une file derrière </text:span><text:span text:style-name="_3c_persName_3e_">le roy</text:span><text:span text:style-name="T3"> auprès de </text:span><text:span text:style-name="_3c_persName_3e_">Madame</text:span><text:span text:style-name="T3"> </text:span><text:span text:style-name="_3c_pb_3e_">[f. 26]</text:span><text:span text:style-name="T3"> </text:span><text:span text:style-name="_3c_persName_3e_">de Montespan</text:span><text:span text:style-name="T3"> qui estoit à sa droite. </text:span><text:span text:style-name="_3c_tech_3e_">La comédie</text:span><text:span text:style-name="T3"> pleût extremement à tous ces Messieurs, </text:span><text:span text:style-name="_3c_persName_3e_">les Italiens</text:span><text:span text:style-name="T3"> et plus et moins selon qu’ils entendoyent la langue. Elle est composée, outre le corps de la pièce, de divers récits, de </text:span><text:span text:style-name="_3c_tech_3e_">petits ballets</text:span><text:span text:style-name="T3">, de </text:span><text:span text:style-name="_3c_tech_3e_">danses pastorales</text:span><text:span text:style-name="T3"> et </text:span><text:span text:style-name="_3c_tech_3e_">de machines</text:span><text:span text:style-name="T3">, de sorte qu’Elle est autant pour les yeux que pour les oreilles. La comédie finie, </text:span><text:span text:style-name="_3c_persName_3e_">S.E.</text:span><text:span text:style-name="T3"> retourna à son appartement esclairée comme Elle estoit venue, de </text:span><text:span text:style-name="_3c_tech_3e_">quatre flambeaux</text:span><text:span text:style-name="T3"> de poing portez par les </text:span><text:span text:style-name="_3c_persName_3e_">pages du roy</text:span><text:span text:style-name="T3">.</text:span></text:p>
      <text:p text:style-name="P1"/>
      <text:p text:style-name="Text_20_body"><text:span text:style-name="_3c_date_3e_">Le xxxi.e [31]</text:span>,<text:span text:style-name="T4"> </text:span><text:span text:style-name="_3c_persName_3e_">S.E </text:span><text:span text:style-name="T3">[…] fut après ces visites à </text:span><text:span text:style-name="_3c_tech_3e_">la comédie</text:span><text:span text:style-name="T3"> ; ce furent les comédies de </text:span><text:span text:style-name="_3c_placeName_3e_">l’hostel de Bourgogne</text:span><text:span text:style-name="T3"> qui représentèrent l’</text:span><text:span text:style-name="T2">Othon </text:span><text:span text:style-name="T3">du </text:span><text:span text:style-name="_3c_persName_3e_">s.r Corneille</text:span><text:span text:style-name="T3">; </text:span><text:span text:style-name="_3c_persName_3e_">S.E.</text:span><text:span text:style-name="T3"> eut la mesme place que le jour précédent ; Monsieur ne s’y trouva pas. La pièce finie S.E. vint souper.</text:span></text:p>
      <text:p text:style-name="P1"/>
      <text:p text:style-name="Text_20_body"><text:span text:style-name="_3c_pb_3e_">[f.28]</text:span><text:span text:style-name="T3"> </text:span><text:span text:style-name="_3c_date_3e_">Le dimanche m.e [3]</text:span>,<text:span text:style-name="T3"> […] Sur les onze heures S.E. dit la messe à la Chapelle de Fréminet, où il y avoit grand appareil de Musique, et grande foule de monde. Il s’estoit dit que le roy et les reynes y seroyent, mais il n’y eut que </text:span><text:span text:style-name="_3c_persName_3e_">S.A.R. [le duc d’Orléans] </text:span><text:span text:style-name="T3">: encore estoit Elle dans une tribune. Si tost qu’Elle fut finie, </text:span><text:span text:style-name="_3c_persName_3e_">le s.r de Chantelou</text:span><text:span text:style-name="T3"> fit servir les tables des prélats et seigneurs afin qu’ils puissent se trouver au </text:span><text:span text:style-name="_3c_tech_3e_">festin</text:span><text:span text:style-name="T3"> que </text:span><text:span text:style-name="_3c_persName_3e_">le roy</text:span><text:span text:style-name="T3"> faisoit ce jour là à </text:span><text:span text:style-name="_3c_persName_3e_">M. le légat</text:span><text:span text:style-name="T3">. La table estoit preparée dans </text:span><text:span text:style-name="_3c_placeName_3e_">la salle de bal</text:span><text:span text:style-name="T3"> sur le lieu élevé qui est près de la cheminée. </text:span><text:soft-page-break/><text:span text:style-name="T3">Elle estoit pour dix grande prélats et quatorze assiettes ; </text:span><text:span text:style-name="_3c_persName_3e_">M. le marquis de Bellefonds</text:span><text:span text:style-name="T3">, premier m.e d’hostel, accompagné d’</text:span><text:span text:style-name="_3c_persName_3e_">onze m[aîtr]es d’Hostel du roy</text:span><text:span text:style-name="T3">, </text:span><text:span text:style-name="_3c_persName_3e_">les grand panetier</text:span><text:span text:style-name="T3">, </text:span><text:span text:style-name="_3c_persName_3e_">grand Echanson</text:span><text:span text:style-name="T3"> et </text:span><text:span text:style-name="_3c_persName_3e_">grand Tranchant</text:span><text:span text:style-name="T3"> y servirent aussi, ce qu’ils n’avoyent point fait depuis le sacre du roy ; </text:span><text:span text:style-name="_3c_persName_3e_">M. de Cosse</text:span><text:span text:style-name="T3"> estoit entre </text:span><text:span text:style-name="_3c_persName_3e_">le marquis de Crenan</text:span><text:span text:style-name="T3"> [grand Échanson] et </text:span><text:span text:style-name="_3c_persName_3e_">de Vandesure</text:span><text:span text:style-name="T3"> [grand Tranchant] ; ce dernier n’arriva que deux heures avant la cérémonie, et vint jour et nuit en poste pour s’y trouver. </text:span><text:span text:style-name="_3c_persName_3e_">Le roy</text:span><text:span text:style-name="T3"> avoit nommé </text:span><text:span text:style-name="_3c_persName_3e_">M. de Villequier</text:span><text:span text:style-name="T3"> pour servir en son absence. Le couvert du roy fut mis avec la nef. Vis à vis et à l’opposite de son fauteuil estoient </text:span><text:span text:style-name="_3c_persName_3e_">les trois grands officiers</text:span><text:span text:style-name="T3">, à cinq pieds du fauteuil du roy du mesme costé estoit celui de </text:span><text:span text:style-name="_3c_persName_3e_">M. le légat</text:span><text:span text:style-name="T3">. Il n’avoit qu’un couvert simple et point de cadenas. </text:span><text:span text:style-name="_3c_persName_3e_">Le roy</text:span><text:span text:style-name="T3"> ayant demandé sa viande, elle fut portée par </text:span><text:span text:style-name="_3c_persName_3e_">les valets de pied du roy</text:span><text:span text:style-name="T3"> précédez de </text:span><text:span text:style-name="_3c_persName_3e_">m.es d’Hostel</text:span><text:span text:style-name="T3">. Les plats et assiettes destinez pour </text:span><text:span text:style-name="_3c_persName_3e_">le roy</text:span><text:span text:style-name="T3"> furent mis sur la table par </text:span><text:span text:style-name="_3c_persName_3e_">M. Vandesure</text:span><text:span text:style-name="T3"> ; le reste par </text:span><text:span text:style-name="_3c_persName_3e_">les controlleurs Parfait</text:span><text:span text:style-name="T3"> et </text:span><text:span text:style-name="_3c_persName_3e_">Chamoix</text:span><text:span text:style-name="T3"> qui estoyent de quartier. La table couverte, </text:span><text:span text:style-name="_3c_persName_3e_">M. le marquis de Bellefonds</text:span><text:span text:style-name="T3"> et </text:span><text:span text:style-name="_3c_persName_3e_">les autres m.[aîtr]es d’hostel</text:span><text:span text:style-name="T3"> furent pour avertir </text:span><text:span text:style-name="_3c_persName_3e_">Sa Majesté</text:span><text:span text:style-name="T3"> dans sa chambre où s’estoit rendu </text:span><text:span text:style-name="_3c_persName_3e_">M. le légat</text:span><text:span text:style-name="T3"> ; </text:span><text:span text:style-name="_3c_persName_3e_">Monseigneur le grand maistre</text:span><text:span text:style-name="T3"> [duc d’Enghien] qui estoit à l’entrée de l’antichambre fut avertir </text:span><text:span text:style-name="_3c_persName_3e_">Sa Majesté</text:span><text:span text:style-name="T3"> qui vint ayant </text:span><text:span text:style-name="_3c_persName_3e_">M. le légat</text:span><text:span text:style-name="T3"> à sa gauche, </text:span><text:span text:style-name="_3c_persName_3e_">Monseigneur le grand m[aîtr]e</text:span><text:span text:style-name="T3">, devant, </text:span><text:span text:style-name="_3c_persName_3e_">M. le premier</text:span><text:span text:style-name="T3"> [le marquis de Bellefonds] et </text:span><text:span text:style-name="_3c_persName_3e_">les autres m.[aîtr]es d’hostel</text:span><text:span text:style-name="T3">, marchant suivant leur réception, à l’exception de ceux de quartier qui précédoient. </text:span><text:span text:style-name="_3c_persName_3e_">Le roy</text:span><text:span text:style-name="T3"> estant dans sa place et </text:span><text:span text:style-name="_3c_persName_3e_">M. le légat</text:span><text:span text:style-name="T3"> en la sienne, </text:span><text:span text:style-name="_3c_persName_3e_">Monseigneur le grand m.[aîtr]e</text:span><text:span text:style-name="T3">, donna la serviette à </text:span><text:span text:style-name="_3c_persName_3e_">Sa Majesté</text:span><text:span text:style-name="T3">, qu’il avoit pris des mains du </text:span><text:span text:style-name="_3c_persName_3e_">s.r Langlois, m[aîtr]e d’Hostel de quartier</text:span><text:span text:style-name="T3">. </text:span><text:span text:style-name="_3c_persName_3e_">M. le premier m.[aîtr]e d’hostel</text:span><text:span text:style-name="T3"> [le marquis de Belle-fonds] la donna à </text:span><text:span text:style-name="_3c_persName_3e_">S.E</text:span><text:span text:style-name="T3">. ; M</text:span><text:span text:style-name="_3c_persName_3e_">. l’abbé de Couslin</text:span><text:span text:style-name="T3">, premier aumosnier, dit le Benedicite ; après quoy tous le m[aîtr]es d’hostel furent au second ; </text:span><text:span text:style-name="_3c_persName_3e_">M. le duc</text:span><text:span text:style-name="T3"> [d’Enghien] se retira aussi. </text:span><text:span text:style-name="_3c_description_3e__20_Car">Les entrées furent posées comme avoyent esté les potages, puis l’on fut au rost et aux entremets qui furent composez de soixante quatorze assiettes, six sur</text:span><text:span text:style-name="T3"> </text:span><text:span text:style-name="_3c_pb_3e_">[f. 29]</text:span><text:span text:style-name="T3"> </text:span><text:span text:style-name="_3c_description_3e__20_Car">chaque plats ; après l’on porta le fruit qui fut composé de dix pyramides de cru et de sec à l’hauteur de deux pieds et demi, et de quatorze assiettes, le tout arrangé et distribué de sorte que rien ne pouvoit estre plus agréable à la vue par la variété de fruits et de leurs couleurs</text:span><text:span text:style-name="T3">. </text:span><text:span text:style-name="_3c_persName_3e_">M. de Cosé</text:span><text:span text:style-name="T3"> changea d’assiette au roy et de serviette ; </text:span><text:span text:style-name="_3c_persName_3e_">M. de Crenan</text:span><text:span text:style-name="T3"> donna à boire, et </text:span><text:span text:style-name="_3c_persName_3e_">M. de Vandesure</text:span><text:span text:style-name="T3"> posa les plats devant </text:span><text:span text:style-name="_3c_persName_3e_">Sa Majesté</text:span><text:span text:style-name="T3"> seulement et trancha sa viande ; </text:span><text:span text:style-name="_3c_persName_3e_">M. le Général Parfait</text:span><text:span text:style-name="T3"> servoit </text:span><text:span text:style-name="_3c_persName_3e_">M. le légat</text:span><text:span text:style-name="T3">. </text:span><text:span text:style-name="_3c_tech_3e_">Le festin</text:span><text:span text:style-name="T3"> finy, </text:span><text:span text:style-name="_3c_persName_3e_">M. le duc</text:span><text:span text:style-name="T3"> [d’Enghien] donna encore la dernière serviette à </text:span><text:span text:style-name="_3c_persName_3e_">Sa Majesté</text:span><text:span text:style-name="T3">, laquelle lui fut présentée par </text:span><text:span text:style-name="_3c_persName_3e_">le s.r Langlois</text:span><text:span text:style-name="T3">. Durant le repas qui dura une bonne heure, </text:span><text:span text:style-name="_3c_persName_3e_">les reynes</text:span><text:span text:style-name="T3">, </text:span><text:span text:style-name="_3c_persName_3e_">Monsieur</text:span><text:span text:style-name="T3">, et </text:span><text:span text:style-name="_3c_persName_3e_">quelques dames</text:span><text:span text:style-name="T3"> furent à une tribune au bout de la salle, d’où Elles voyaient </text:span><text:span text:style-name="_3c_tech_3e_">le festin</text:span><text:span text:style-name="T3">. L’après disnée le roy et M. le légat furent voir travailler les chevaux que S.E. avoit donnez à Sa Majesté. Les écuyers du roy en travaillèrent encore d’autres de ceux du roy. </text:span><text:span text:style-name="_3c_date_3e_">Sur les huit heures du soir</text:span><text:span text:style-name="T3">, </text:span><text:span text:style-name="_3c_persName_3e_">Sa Majesté</text:span><text:span text:style-name="T3">, </text:span><text:span text:style-name="_3c_persName_3e_">les reynes</text:span><text:span text:style-name="T3"> et </text:span><text:span text:style-name="_3c_persName_3e_">M. le légat</text:span><text:span text:style-name="T3"> furent à </text:span><text:span text:style-name="_3c_tech_3e_">la comédie</text:span><text:span text:style-name="T3">, qui fut celle d’Oedipe du </text:span><text:span text:style-name="_3c_persName_3e_">sieur Corneille</text:span><text:span text:style-name="T3">. […]</text:span></text:p>
      <text:p text:style-name="P1"/>
      <text:p text:style-name="Text_20_body"><text:span text:style-name="_3c_pb_3e_">[f.30]</text:span><text:span text:style-name="T3"> </text:span><text:span text:style-name="_3c_date_3e_">Le lundy nn. e [4]</text:span>,<text:span text:style-name="T3"> […] entre six et sept </text:span><text:span text:style-name="_3c_persName_3e_">Elle</text:span><text:span text:style-name="T3"> fut chez la reyne mère : </text:span><text:span text:style-name="_3c_persName_3e_">leurs Majestez</text:span><text:span text:style-name="T3"> le reçevèrent comme les autres fois, puis le menèrent dans </text:span><text:span text:style-name="_3c_placeName_3e_">le salon </text:span><text:span text:style-name="T3">qui regarde l’estang, où estoit préparé </text:span><text:span text:style-name="_3c_tech_3e_">une collation</text:span><text:span text:style-name="T3"> </text:span><text:span text:style-name="_3c_description_3e__20_Car">la plus belle et la plus galante qui se puisse voir. Elle estoit de vingt quatre grands bassins, sur chacun desquels estoyent en pyramide vingt corbeilles bordées d’un nombre de nœuds, de fistons et de galons de nonpareille de toutes les couleurs imaginables, et dans les corbeilles estoyent des fruits crus de saison, et de toutes sortes de confitures sèches arrangées avec une industrie merveilleuse, et une variété infinie de couleurs</text:span><text:span text:style-name="T3">. </text:span><text:span text:style-name="_3c_persName_3e_">Le roy</text:span><text:span text:style-name="T3"> estoit </text:span><text:soft-page-break/><text:span text:style-name="T3">venu un peu auparavant, et </text:span><text:span text:style-name="_3c_persName_3e_">M. le Dauphin</text:span><text:span text:style-name="T3"> aussi. Il n’y avoit aucun siège pour s’asseoir dans le lieu ; </text:span><text:span text:style-name="_3c_persName_3e_">le roy</text:span><text:span text:style-name="T3"> fit faire le tour de la table à </text:span><text:span text:style-name="_3c_persName_3e_">S.E.</text:span><text:span text:style-name="T3"> afin de considérer mieux la beauté de cette </text:span><text:span text:style-name="_3c_tech_3e_">collation</text:span><text:span text:style-name="T3"> ; </text:span><text:span text:style-name="_3c_persName_3e_">S.E.</text:span><text:span text:style-name="T3"> mangea quelques fruits debout ; </text:span><text:span text:style-name="_3c_persName_3e_">Les princesses</text:span><text:span text:style-name="T3"> et </text:span><text:span text:style-name="_3c_persName_3e_">dames</text:span><text:span text:style-name="T3"> y estoient aussi. La disposition de cette </text:span><text:span text:style-name="_3c_tech_3e_">collation</text:span><text:span text:style-name="T3"> se consideroit comme un spectacle plus pour la vue que pour le goust. </text:span><text:span text:style-name="_3c_persName_3e_">S.E.</text:span><text:span text:style-name="T3"> ne fut dans </text:span><text:span text:style-name="_3c_placeName_3e_">le salon</text:span><text:span text:style-name="T3"> qu’un bon quart d’heure, et après s’en retourna dans son appartement, où </text:span><text:span text:style-name="_3c_persName_3e_">Elle</text:span><text:span text:style-name="T3"> dit au </text:span><text:span text:style-name="_3c_persName_3e_">s.r de Chantelou</text:span><text:span text:style-name="T3"> que Elle se dispenseroit de souper. </text:span><text:span text:style-name="_3c_date_3e_">Sur les dix heures du soir</text:span><text:span text:style-name="T3"> </text:span><text:span text:style-name="_3c_persName_3e_">Elle </text:span><text:span text:style-name="T3">fut au </text:span><text:span text:style-name="_3c_tech_3e_">bal</text:span><text:span text:style-name="T3">, où </text:span><text:span text:style-name="_3c_persName_3e_">les reynes</text:span><text:span text:style-name="T3"> et </text:span><text:span text:style-name="_3c_persName_3e_">les Dames</text:span><text:span text:style-name="T3"> </text:span><text:span text:style-name="_3c_description_3e__20_Car">estoyent parées de tout ce qu’il y a de plus beau en France en perles et pierreries</text:span><text:span text:style-name="T3">. Jamais on n’en a tant vu ensemble. Le bal finit à une heure.</text:span></text:p>
      <text:p text:style-name="P1"/>
      <text:p text:style-name="Text_20_body"><text:span text:style-name="_3c_pb_3e_">[f.31]</text:span><text:span text:style-name="T3"> </text:span><text:span text:style-name="_3c_date_3e_">Le mardy cinq.e</text:span><text:span text:style-name="T3"> […] Il disna après cela ; et à l’issue du disner des seigneurs, </text:span><text:span text:style-name="_3c_persName_3e_">la reyne mère </text:span><text:span text:style-name="T3">envoya à </text:span><text:span text:style-name="_3c_persName_3e_">don Sigismond</text:span><text:span text:style-name="T3"> [Chigi], au </text:span><text:span text:style-name="_3c_persName_3e_">marquis Picolominj</text:span><text:span text:style-name="T3">, et aux </text:span><text:span text:style-name="_3c_persName_3e_">autres seigneurs</text:span><text:span text:style-name="T3"> </text:span><text:span text:style-name="_3c_description_3e__20_Car">grand nombre des corbeilles de sa</text:span><text:span text:style-name="T3"> </text:span><text:span text:style-name="_3c_tech_3e_">collation</text:span><text:span text:style-name="T3"> </text:span><text:span text:style-name="_3c_description_3e__20_Car">pleines de fruit, et couvertes de galons</text:span><text:span text:style-name="T3">, comme Elles avoyent paru le jour précédent. </text:span><text:span text:style-name="_3c_date_3e_">Sur les quatre ou cinq heures</text:span><text:span text:style-name="T3"> </text:span><text:span text:style-name="_3c_persName_3e_">S.E.</text:span><text:span text:style-name="T3"> fut voir courir </text:span><text:span text:style-name="_3c_tech_3e_">les testes</text:span><text:span text:style-name="T3"> et se para de la croix de diamants que </text:span><text:span text:style-name="_3c_persName_3e_">Sa Majesté</text:span><text:span text:style-name="T3"> lui avoit envoyée le matin. Arrivée au lieu où estoit le roy, Elle l’en remercia avec des tesmoignages d’une extrême reconnaissance ; </text:span><text:span text:style-name="_3c_persName_3e_">le roy</text:span><text:span text:style-name="T3"> lui dit qu’il lui estoit obligé du soin qu’Elle avoit eu de lui rendre grâce de si peu de chose ; </text:span><text:span text:style-name="_3c_persName_3e_">S.E.</text:span><text:span text:style-name="T3"> en suite se mit sur </text:span><text:span text:style-name="_3c_placeName_3e_">un theatre</text:span><text:span text:style-name="T3"> auprès de </text:span><text:span text:style-name="_3c_persName_3e_">la reyne</text:span><text:span text:style-name="T3"> et </text:span><text:span text:style-name="_3c_persName_3e_">le roy</text:span><text:span text:style-name="T3"> continua à courir de la meilleure grâce du monde. </text:span><text:span text:style-name="_3c_tech_3e_">La course</text:span><text:span text:style-name="T3"> finie l’on parla de ceux qui s’y estoyent signalez ; </text:span><text:span text:style-name="_3c_persName_3e_">le roy</text:span><text:span text:style-name="T3"> dit que s’il y avoit eu un prix on auroit eu peine de juger à qui l’on auroit du le donner. À cela </text:span><text:span text:style-name="_3c_persName_3e_">M. le légat</text:span><text:span text:style-name="T3"> dit en montrant sa croix, que c’estoit lui qui emportoit le prix de la journée. […] Il y eut une </text:span><text:span text:style-name="_3c_tech_3e_">comédie Espagnole</text:span><text:span text:style-name="T3"> </text:span><text:span text:style-name="T3">chez </text:span><text:span text:style-name="_3c_persName_3e_">la reyne</text:span><text:span text:style-name="T3">, où </text:span><text:span text:style-name="_3c_persName_3e_">les prélats</text:span><text:span text:style-name="T3"> et </text:span><text:span text:style-name="_3c_persName_3e_">partie des seigneurs</text:span><text:span text:style-name="T3"> allèrent. Pour [sic ; puis] </text:span><text:span text:style-name="_3c_persName_3e_">M. le légat</text:span><text:span text:style-name="T3"> se retira, et dit au </text:span><text:span text:style-name="_3c_persName_3e_">s.r de Chantelou</text:span><text:span text:style-name="T3"> qu’il ne souperoit point.</text:span></text:p>
      <text:p text:style-name="P1"/>
      <text:p text:style-name="P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egoe UI1" svg:font-family="'Segoe UI'" style:font-family-generic="swiss"/>
    <style:font-face style:name="Arial, sans-serif" svg:font-family="'Arial, sans-serif'"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15cm" fo:margin-bottom="0.15cm" fo:line-height="115%" fo:text-align="justify" style:justify-single-word="false"/>
      <style:text-properties style:font-name="Times" fo:font-size="12pt" style:font-name-asian="Times1" style:font-size-asian="12pt" style:language-asian="fr" style:country-asian="FR" style:font-name-complex="Times New Roman1"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e"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fr" style:country-asian="FR" style:font-name-complex="Times New Roman1" style:font-size-complex="12pt"/>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2" style:font-size-complex="9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_3c_salute_3e_" style:display-name="&lt;salute&gt;" style:family="paragraph" style:parent-style-name="Standard" style:default-outline-level="" style:list-style-name="">
      <style:paragraph-properties fo:margin-top="1cm" fo:margin-bottom="1cm" fo:line-height="100%"/>
      <style:text-properties style:font-name="Times" fo:font-size="12pt" style:font-name-asian="Times1" style:font-size-asian="12pt" style:language-asian="fr" style:country-asian="FR" style:font-name-complex="Times New Roman1" style:font-size-complex="10pt"/>
    </style:style>
    <style:style style:name="_3c_byline_3e_" style:display-name="&lt;byline&gt;" style:family="paragraph" style:parent-style-name="Standard" style:default-outline-level="" style:list-style-name="">
      <style:paragraph-properties fo:margin-top="0cm" fo:margin-bottom="0cm" fo:line-height="100%" fo:text-align="end" style:justify-single-word="false"/>
      <style:text-properties style:font-name="Times" fo:font-size="12pt" style:font-name-asian="Times1" style:font-size-asian="12pt" style:language-asian="fr" style:country-asian="FR" style:font-name-complex="Times New Roman1" style:font-size-complex="10pt"/>
    </style:style>
    <style:style style:name="_3c_l_3e_" style:display-name="&lt;l&gt;" style:family="paragraph" style:parent-style-name="Standard" style:default-outline-level="" style:list-style-name="">
      <style:paragraph-properties fo:margin-top="0cm" fo:margin-bottom="0cm" fo:line-height="100%"/>
      <style:text-properties style:font-name="Times" fo:font-size="12pt" style:font-name-asian="Times1" style:font-size-asian="12pt" style:language-asian="fr" style:country-asian="FR" style:font-name-complex="Times New Roman1" style:font-size-complex="10pt"/>
    </style:style>
    <style:style style:name="_3c_label.head_3e_" style:display-name="&lt;label.head&gt;" style:family="paragraph" style:parent-style-name="Text_20_body" style:default-outline-level="" style:list-style-name="">
      <style:paragraph-properties fo:margin-left="0cm" fo:margin-right="0cm" fo:text-indent="1.251cm" style:auto-text-indent="false"/>
      <style:text-properties fo:font-style="italic" fo:font-weight="bold" style:font-style-asian="italic" style:font-weight-asian="bold"/>
    </style:style>
    <style:style style:name="_3c_description_3e_" style:display-name="&lt;description&gt;" style:family="paragraph" style:parent-style-name="Standard" style:default-outline-level="" style:list-style-name="">
      <style:paragraph-properties fo:margin-top="0cm" fo:margin-bottom="0cm" fo:line-height="100%"/>
      <style:text-properties style:font-name="Times New Roman" style:text-underline-style="solid" style:text-underline-width="auto" style:text-underline-color="font-color" style:font-name-asian="Times1" style:language-asian="fr" style:country-asian="FR" style:font-name-complex="Times New Roman1" style:font-size-complex="10pt"/>
    </style:style>
    <style:style style:name="Default_20_Paragraph_20_Font" style:display-name="Default Paragraph Font" style:family="text"/>
    <style:style style:name="num"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para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Texte_20_de_20_bulles_20_Car" style:display-name="Texte de bulles Car" style:family="text" style:parent-style-name="Default_20_Paragraph_20_Font">
      <style:text-properties style:font-name="Segoe UI" fo:font-size="9pt" style:font-size-asian="9pt" style:font-name-complex="Segoe UI2"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_3c_pb_3e_" style:display-name="&lt;pb&gt;" style:family="text">
      <style:text-properties fo:color="#999999" style:font-name="Arial, sans-serif" fo:font-size="11pt" fo:background-color="#ffffff" style:font-size-asian="11pt"/>
    </style:style>
    <style:style style:name="_3c_persName_3e_" style:display-name="&lt;persName&gt;" style:family="text">
      <style:text-properties fo:color="#ffffff" fo:background-color="#ffff00"/>
    </style:style>
    <style:style style:name="_3c_placeName_3e_" style:display-name="&lt;placeName&gt;" style:family="text">
      <style:text-properties fo:background-color="#ff0000"/>
    </style:style>
    <style:style style:name="_3c_name_3e_" style:display-name="&lt;name&gt;" style:family="text">
      <style:text-properties fo:color="#00000a" fo:background-color="#0000ff"/>
    </style:style>
    <style:style style:name="_3c_tech_3e_" style:display-name="&lt;tech&gt;" style:family="text">
      <style:text-properties fo:background-color="#ffff00"/>
    </style:style>
    <style:style style:name="Corps_20_de_20_texte_20_Car" style:display-name="Corps de texte Car" style:family="text" style:parent-style-name="Default_20_Paragraph_20_Font">
      <style:text-properties style:font-name="Times" fo:font-size="12pt" style:font-name-asian="Times1" style:font-size-asian="12pt" style:language-asian="fr" style:country-asian="FR" style:font-name-complex="Times New Roman1" style:font-size-complex="10pt"/>
    </style:style>
    <style:style style:name="_3c_foreign_3e_" style:display-name="&lt;foreign&gt;" style:family="text" style:parent-style-name="Default_20_Paragraph_20_Font">
      <style:text-properties fo:color="#ff00ff"/>
    </style:style>
    <style:style style:name="_3c_date_3e_" style:display-name="&lt;date&gt;" style:family="text" style:parent-style-name="Default_20_Paragraph_20_Font"/>
    <style:style style:name="_3c_label.speaker_3e_" style:display-name="&lt;label.speaker&gt;" style:family="text" style:parent-style-name="Default_20_Paragraph_20_Font">
      <style:text-properties fo:font-style="italic" style:font-style-asian="italic"/>
    </style:style>
    <style:style style:name="_3c_label.head_3e__20_Car" style:display-name="&lt;label.head&gt; Car" style:family="text" style:parent-style-name="Corps_20_de_20_texte_20_Car">
      <style:text-properties style:font-name="Times" fo:font-size="12pt" fo:font-style="italic" fo:font-weight="bold" style:font-name-asian="Times1" style:font-size-asian="12pt" style:language-asian="fr" style:country-asian="FR" style:font-style-asian="italic" style:font-weight-asian="bold" style:font-name-complex="Times New Roman1" style:font-size-complex="10pt"/>
    </style:style>
    <style:style style:name="_3c_description_3e__20_Car" style:display-name="&lt;description&gt; Car" style:family="text" style:parent-style-name="Default_20_Paragraph_20_Font">
      <style:text-properties style:font-name="Times New Roman" style:text-underline-style="solid" style:text-underline-width="auto" style:text-underline-color="font-color" style:font-name-asian="Times1" style:language-asian="fr" style:country-asian="FR" style:font-name-complex="Times New Roman1"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dc:creator>Windows User</dc:creator>
    <meta:editing-cycles>13</meta:editing-cycles>
    <meta:creation-date>2020-03-28T14:07:00</meta:creation-date>
    <dc:date>2020-05-11T14:46:00</dc:date>
    <meta:editing-duration>PT3M4S</meta:editing-duration>
    <meta:generator>OpenOffice/4.1.6$Win32 OpenOffice.org_project/416m1$Build-9790</meta:generator>
    <meta:document-statistic meta:table-count="0" meta:image-count="0" meta:object-count="0" meta:page-count="3" meta:paragraph-count="12" meta:word-count="1582" meta:character-count="873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